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496" calcext:value-type="float">
            <text:p>108.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7592" calcext:value-type="float">
            <text:p>107.9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9976" calcext:value-type="float">
            <text:p>107.2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368" calcext:value-type="float">
            <text:p>107.3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8808" calcext:value-type="float">
            <text:p>107.0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7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24901</text:p>
          </table:table-cell>
          <table:table-cell office:value-type="string" calcext:value-type="string">
            <text:p>197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